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940a9"/>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style style:name="P25" style:family="paragraph" style:parent-style-name="Text_20_body">
      <style:text-properties fo:font-weight="bold" style:font-weight-asian="bold" style:font-weight-complex="bold"/>
    </style:style>
    <style:style style:name="P26" style:family="paragraph" style:parent-style-name="Text_20_body" style:list-style-name="L19">
      <style:paragraph-properties fo:margin-top="0cm" fo:margin-bottom="0cm" style:contextual-spacing="false"/>
    </style:style>
    <style:style style:name="P27" style:family="paragraph" style:parent-style-name="Text_20_body" style:list-style-name="L20"/>
    <style:style style:name="P28" style:family="paragraph" style:parent-style-name="Text_20_body" style:list-style-name="L21">
      <style:paragraph-properties fo:margin-top="0cm" fo:margin-bottom="0cm" style:contextual-spacing="false"/>
    </style:style>
    <style:style style:name="P29" style:family="paragraph" style:parent-style-name="Text_20_body">
      <style:text-properties officeooo:paragraph-rsid="001940a9"/>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jan-2025" text:style-name="Internet_20_link" text:visited-style-name="Visited_20_Internet_20_Link"><text:span text:style-name="Definition">Research Questions Jan 2025</text:span></text:a></text:p>
            </text:list-item>
            <text:list-item>
              <text:p text:style-name="P8"><text:a xlink:type="simple" xlink:href="#notes" text:style-name="Internet_20_link" text:visited-style-name="Visited_20_Internet_20_Link"><text:span text:style-name="Definition">Notes</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the-following-summary-is-currently-under-developed-and-will-be-revised-later." text:style-name="Internet_20_link" text:visited-style-name="Visited_20_Internet_20_Link"><text:span text:style-name="Definition">The following summary is currently under developed and will be revised later.</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exploration-of-gdps-as-an-intermediate-level-construct-in-relation-to-other-conceptions-of-abstraction-in-computing-education-research" text:style-name="Internet_20_link" text:visited-style-name="Visited_20_Internet_20_Link"><text:span text:style-name="Definition">Exploration of GDPs as an intermediate-level construct in relation to other conceptions of abstraction in computing education research</text:span></text:a></text:p>
                  <text:list text:style-name="L4">
                    <text:list-item>
                      <text:p text:style-name="P10"><text:a xlink:type="simple" xlink:href="#computational-thinking" text:style-name="Internet_20_link" text:visited-style-name="Visited_20_Internet_20_Link"><text:span text:style-name="Definition">Computational thinking</text:span></text:a></text:p>
                    </text:list-item>
                    <text:list-item>
                      <text:p text:style-name="P10"><text:a xlink:type="simple" xlink:href="#levels-of-abstraction" text:style-name="Internet_20_link" text:visited-style-name="Visited_20_Internet_20_Link"><text:span text:style-name="Definition">Levels of Abstraction</text:span></text:a></text:p>
                    </text:list-item>
                    <text:list-item>
                      <text:p text:style-name="P10"><text:a xlink:type="simple" xlink:href="#epistemological-pluralism-bricolage-microworlds" text:style-name="Internet_20_link" text:visited-style-name="Visited_20_Internet_20_Link"><text:span text:style-name="Definition">Epistemological pluralism, bricolage &amp; Microworlds</text:span></text:a></text:p>
                    </text:list-item>
                  </text:list>
                </text:list-item>
                <text:list-item>
                  <text:p text:style-name="P9"><text:a xlink:type="simple" xlink:href="#observations-on-abstract-concrete-dimensions-in-my-data-related-to-gameplay-design-patterns." text:style-name="Internet_20_link" text:visited-style-name="Visited_20_Internet_20_Link"><text:span text:style-name="Definition">Observations on abstract / concrete dimensions in my data related to gameplay design patterns.</text:span></text:a></text:p>
                </text:list-item>
                <text:list-item>
                  <text:p text:style-name="P9"><text:a xlink:type="simple" xlink:href="#how-my-research-contributes-to-discussions-regarding-dimensions-of-abstraction-within-existing-research" text:style-name="Internet_20_link" text:visited-style-name="Visited_20_Internet_20_Link"><text:span text:style-name="Definition">How my research contributes to discussions regarding dimensions of abstraction within existing research</text:span></text:a></text:p>
                </text:list-item>
              </text:list>
            </text:list-item>
            <text:list-item>
              <text:p text:style-name="P8"><text:a xlink:type="simple" xlink:href="#part-two---agency" text:style-name="Internet_20_link" text:visited-style-name="Visited_20_Internet_20_Link"><text:span text:style-name="Definition">Part Two - Agency</text:span></text:a></text:p>
              <text:list text:style-name="L5">
                <text:list-item>
                  <text:p text:style-name="P11"><text:a xlink:type="simple" xlink:href="#instrumental-and-transformational-agency" text:style-name="Internet_20_link" text:visited-style-name="Visited_20_Internet_20_Link"><text:span text:style-name="Definition">Instrumental and transformational agency</text:span></text:a></text:p>
                </text:list-item>
                <text:list-item>
                  <text:p text:style-name="P11"><text:a xlink:type="simple" xlink:href="#c---relational-agency-in-emergent-activities-in-emergent-cultural-context---3rd-spaces-idiocultures-and-repertoires" text:style-name="Internet_20_link" text:visited-style-name="Visited_20_Internet_20_Link"><text:span text:style-name="Definition">2c - Relational Agency in emergent activities in emergent cultural context - 3rd Spaces, idiocultures, and repertoires</text:span></text:a></text:p>
                  <text:list text:style-name="L6">
                    <text:list-item>
                      <text:p text:style-name="P12"><text:a xlink:type="simple" xlink:href="#repertoires-and-relational-agency" text:style-name="Internet_20_link" text:visited-style-name="Visited_20_Internet_20_Link"><text:span text:style-name="Definition">Repertoires and relational agency</text:span></text:a></text:p>
                    </text:list-item>
                    <text:list-item>
                      <text:p text:style-name="P12"><text:a xlink:type="simple" xlink:href="#use-of-gdps-as-a-gateway-framework-to-support-the-development-of-social-and-cultural-repertoires-of-practice" text:style-name="Internet_20_link" text:visited-style-name="Visited_20_Internet_20_Link"><text:span text:style-name="Definition">Use of GDPs as a gateway framework to support the development of social and cultural repertoires of practice</text:span></text:a></text:p>
                    </text:list-item>
                    <text:list-item>
                      <text:p text:style-name="P12"><text:a xlink:type="simple" xlink:href="#funds-of-knowledge-repertoires-and-how-they-emerge-in-my-research" text:style-name="Internet_20_link" text:visited-style-name="Visited_20_Internet_20_Link"><text:span text:style-name="Definition">Funds of Knowledge / repertoires and how they emerge in my research</text:span></text:a></text:p>
                    </text:list-item>
                    <text:list-item>
                      <text:p text:style-name="P12"><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12"><text:a xlink:type="simple" xlink:href="#the-introduction-of-maker-types-and-side-missions-as-affordances-of-my-pedagogy-to-legitimise-diversity" text:style-name="Internet_20_link" text:visited-style-name="Visited_20_Internet_20_Link"><text:span text:style-name="Definition">The introduction of maker types and side missions as affordances of my pedagogy to legitimise diversity</text:span></text:a></text:p>
                    </text:list-item>
                    <text:list-item>
                      <text:p text:style-name="P12"><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item>
                  <text:p text:style-name="P11"><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7">
                    <text:list-item>
                      <text:p text:style-name="P13"><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3"><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8"><text:a xlink:type="simple" xlink:href="#part-three-synthesis-contributions-to-the-field" text:style-name="Internet_20_link" text:visited-style-name="Visited_20_Internet_20_Link"><text:span text:style-name="Definition">Part Three : Synthesis &amp; contributions to the field</text:span></text:a></text:p>
              <text:list text:style-name="L8">
                <text:list-item>
                  <text:p text:style-name="P14"><text:a xlink:type="simple" xlink:href="#returning-to-gaps-in-the-research-landscape-my-motivations" text:style-name="Internet_20_link" text:visited-style-name="Visited_20_Internet_20_Link"><text:span text:style-name="Definition">Returning to gaps in the research landscape &amp; my motivations</text:span></text:a></text:p>
                </text:list-item>
                <text:list-item>
                  <text:p text:style-name="P14"><text:a xlink:type="simple" xlink:href="#first-area-of-contribution-to-the-research-in-the-field-an-applied-pedagogy-with-detailed-analysis-of-inherent-structural-components" text:style-name="Internet_20_link" text:visited-style-name="Visited_20_Internet_20_Link"><text:soft-page-break/><text:span text:style-name="Definition">First area of contribution to the research in the field: An applied pedagogy with detailed analysis of inherent structural components</text:span></text:a></text:p>
                </text:list-item>
                <text:list-item>
                  <text:p text:style-name="P14"><text:a xlink:type="simple" xlink:href="#second-area-of-contribution-to-the-research-in-the-field-a-complex-view-of-agency-and-repertoires-development-within-this-research" text:style-name="Internet_20_link" text:visited-style-name="Visited_20_Internet_20_Link"><text:span text:style-name="Definition">Second area of contribution to the research in the field: A complex view of agency and repertoires development within this research</text:span></text:a></text:p>
                  <text:list text:style-name="L9">
                    <text:list-item>
                      <text:p text:style-name="P15"><text:a xlink:type="simple" xlink:href="#summary-of-discussion-on-designing-for-agency" text:style-name="Internet_20_link" text:visited-style-name="Visited_20_Internet_20_Link"><text:span text:style-name="Definition">Summary of discussion on designing for agency</text:span></text:a></text:p>
                    </text:list-item>
                  </text:list>
                </text:list-item>
                <text:list-item>
                  <text:p text:style-name="P14"><text:a xlink:type="simple" xlink:href="#third-area-of-contribution-to-the-research-in-the-field-the-impact-of-the-dbr-fi" text:style-name="Internet_20_link" text:visited-style-name="Visited_20_Internet_20_Link"><text:span text:style-name="Definition">Third area of contribution to the research in the field: The impact of the DBR / FI</text:span></text:a></text:p>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to-move-or-drop-from-chapter" text:style-name="Internet_20_link" text:visited-style-name="Visited_20_Internet_20_Link"><text:span text:style-name="Definition">TO MOVE OR DROP FROM CHAPTER</text:span></text:a></text:p>
              <text:list text:style-name="L10">
                <text:list-item>
                  <text:p text:style-name="P16"><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8"><text:a xlink:type="simple" xlink:href="#notes---moved-to-the-end-for-review" text:style-name="Internet_20_link" text:visited-style-name="Visited_20_Internet_20_Link"><text:span text:style-name="Definition">Notes - MOVED TO THE END FOR REVIEW</text:span></text:a></text:p>
              <text:list text:style-name="L11">
                <text:list-item>
                  <text:p text:style-name="P17"><text:a xlink:type="simple" xlink:href="#on-fluency" text:style-name="Internet_20_link" text:visited-style-name="Visited_20_Internet_20_Link"><text:span text:style-name="Definition">On Fluency</text:span></text:a></text:p>
                </text:list-item>
                <text:list-item>
                  <text:p text:style-name="P17"><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8"><text:a xlink:type="simple" xlink:href="#removed-in-jan---find-home" text:style-name="Internet_20_link" text:visited-style-name="Visited_20_Internet_20_Link"><text:span text:style-name="Definition">Removed in Jan - find home</text:span></text:a></text:p>
              <text:list text:style-name="L12">
                <text:list-item>
                  <text:p text:style-name="P18"><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8"><text:a xlink:type="simple" xlink:href="#moe" text:style-name="Internet_20_link" text:visited-style-name="Visited_20_Internet_20_Link"><text:span text:style-name="Definition">MoE</text:span></text:a></text:p>
                </text:list-item>
                <text:list-item>
                  <text:p text:style-name="P18"><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8"><text:a xlink:type="simple" xlink:href="#move-to-next-chapter-conclusion" text:style-name="Internet_20_link" text:visited-style-name="Visited_20_Internet_20_Link"><text:span text:style-name="Definition">Move to next chapter Conclusion</text:span></text:a></text:p>
              <text:list text:style-name="L13">
                <text:list-item>
                  <text:p text:style-name="P19"><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analysis and discussion on RQ2 on the potential uses of GDPs and concludes with analysis and discussion on RQ3 addressing reflections on participant agency.</text:p>
      <text:h text:style-name="Heading_20_2" text:outline-level="2"><text:bookmark-start text:name="the-following-summary-is-currently-under-developed-and-will-be-revised-later."/><text:soft-page-break/>The following summary is currently under developed and will be revised later.<text:bookmark-end text:name="the-following-summary-is-currently-under-developed-and-will-be-revised-later."/></text:h>
      <text:p text:style-name="First_20_paragraph">The previous chapters have explored both designed and fortuitous changes to the learning design that become adopted by the communit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14">
        <text:list-item>
          <text:p text:style-name="P20">Rising to concrete ; Conceptions of abstract and concrete present in computing and digital making research: ultimately, proposing design patterns as a intermediate-level, pedagogical framework compared to computational thinking.</text:p>
        </text:list-item>
      </text:list>
      <text:list text:style-name="L15">
        <text:list-item>
          <text:p text:style-name="P21">explore potential implications for facilitators and researchers on how to design for inclusion and agency - e.g. use of GDP collection as an intermediate pedagogical construct.</text:p>
        </text:list-item>
      </text:list>
      <text:list text:style-name="L16">
        <text:list-item>
          <text:p text:style-name="P22">Socio cultural understandings of mediation and agency</text:p>
        </text:list-item>
      </text:list>
      <text:p text:style-name="First_20_paragraph">Socio cultural understandings of mediation and agency via TADS theory, particularly in relation to the abstract and concrete dimension (as a link )</text:p>
      <text:list text:style-name="L17">
        <text:list-item>
          <text:p text:style-name="P23">Exploration of agency in varied forms.</text:p>
        </text:list-item>
      </text:list>
      <text:p text:style-name="First_20_paragraph">via Instrumental agency</text:p>
      <text:p text:style-name="Text_20_body">TA and TADS theory,</text:p>
      <text:p text:style-name="Text_20_body">Relational Agency</text:p>
      <text:list text:style-name="L18">
        <text:list-item>
          <text:p text:style-name="P24">playtesting as a social process; play testing and embodied participation in the games of others - community concepts and norming behaviour emerging during playtesting</text:p>
        </text:list-item>
        <text:list-item>
          <text:p text:style-name="P24">explore potential implications for facilitators and researchers on how to design for inclusion and agency - e.g. use of GDP collection as an intermediate pedagogical construct.</text:p>
        </text:list-item>
      </text:list>
      <text:p text:style-name="First_20_paragraph">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P25">more intro material</text:p>
      <text:p text:style-name="Text_20_body"><text:soft-page-break/>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In chapter two I described the characteristics and limits of existing pedagogies in the domain of computer game design and programming (CGD&amp;P) addressing conceptions of abstraction including computational thinking; the role of levels of abstraction for teachers and learners; and the value of epistemological pluralism as a way to value concrete approaches. The research process, in particular attempts in later stages to align with UK computing curricular concerns, provoked careful reflection on abstract-concrete dimensions of emerging knowledge happening in the game making and digital making more generally. The previous chapter began to explore, through the lens of personal appropriation, a variety of concepts and practices suitable for development via this learning design in the form of a map of learning dimensions.</text:p>
      <text:p text:style-name="Text_20_body">This chapter section develops this line of thinking in two broad streams. Firstl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 Secondly, the tension between abstract and concrete dimension of the process of learning to program runs as a theme through the literature of this domain. This section ends by unifying these threads with a proposal of GDPs as an intermediate-level construct located between these poles, demonstrating their utility for educational designers, researchers and for participants.</text:p>
      <text:p text:style-name="P29">To start, however, let us consider the nature of the utility of abstraction using this study’s theoretical framework of activity theory. For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uiZp6AlDzL"/>(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uiZp6AlDzL"/>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2">germ cell</text:span> <text:reference-mark-start text:name="ZOTERO_ITEM CSL_CITATION {&quot;citationID&quot;:&quot;pagduekd&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UzdQ3Vc62l"/>(Sannino, 2011:590)<text:reference-mark-end text:name="ZOTERO_ITEM CSL_CITATION {&quot;citationID&quot;:&quot;pagduekd&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UzdQ3Vc62l"/>. In this research, the empirical level of abstraction was most prevalent present in P1, D1 and P2 where features to be added to the game were classified as gameplay features and categorised. The nature of abstraction becomes more theoretical as I position each feature as a gameplay design pattern. The guiding conception is the pedagogical utility of a strongly coupled link between a feature of an observable game product (in this case gameplay design patterns) and <text:soft-page-break/>scaffolding resources available within a community. This concept becomes the root of the varied approaches and forms of support outlined in Chapter 5 and in the resulting uses of GDPs in Chapter 6. The following section makes a parallel between the utility of germ cell concepts and so-called strong concepts or intermediate knowledge in design theory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KZATo4lh8C"/><text:span text:style-name="T7">(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KZATo4lh8C"/>.</text:p>
      <text:p text:style-name="Text_20_body"/>
      <text:h text:style-name="Heading_20_3" text:outline-level="3"><text:bookmark-start text:name="exploration-of-gdps-as-an-intermediate-level-construct-in-relation-to-other-conceptions-of-abstraction-in-computing-education-research"/>Exploration of GDPs as an intermediate-level construct in relation to other conceptions of abstraction in computing education research<text:bookmark-end text:name="exploration-of-gdps-as-an-intermediate-level-construct-in-relation-to-other-conceptions-of-abstraction-in-computing-education-research"/></text:h>
      <text:p text:style-name="P3">As explored in Chapter 2, 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jbalbgzx&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LeLQfIMzKW"/>(Dearden and Finlay, 2006:20)<text:reference-mark-end text:name="ZOTERO_ITEM CSL_CITATION {&quot;citationID&quot;:&quot;jbalbgzx&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LeLQfIMzKW"/>. Höök and Löwgren <text:reference-mark-start text:name="ZOTERO_ITEM CSL_CITATION {&quot;citationID&quot;:&quot;yyshtqj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Z68bV4EwQz"/><text:span text:style-name="T7">(Höök and Löwgren, 2012)</text:span><text:reference-mark-end text:name="ZOTERO_ITEM CSL_CITATION {&quot;citationID&quot;:&quot;yyshtqj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Z68bV4EwQz"/> illustrate this <text:span text:style-name="T2">midway</text:span> concepts as heuristics or design patterns between concrete instances of products and more general theories e.g. constructivism <text:reference-mark-start text:name="ZOTERO_ITEM CSL_CITATION {&quot;citationID&quot;:&quot;prwlykvr&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sPrLNtQ3ZA"/>(Stolterman and Wiberg, 2010)<text:reference-mark-end text:name="ZOTERO_ITEM CSL_CITATION {&quot;citationID&quot;:&quot;prwlykvr&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sPrLNtQ3ZA"/>.</text:p>
      <text:p text:style-name="Text_20_body">The work of Eriksson et al. <text:reference-mark-start text:name="ZOTERO_ITEM CSL_CITATION {&quot;citationID&quot;:&quot;huhlfeho&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ta0SsCzTqD"/>(2019:15)<text:reference-mark-end text:name="ZOTERO_ITEM CSL_CITATION {&quot;citationID&quot;:&quot;huhlfeho&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ta0SsCzTqD"/> using gameplay design patterns with young people frame design patterns as “intermediate-level concepts”, and used a curated collection of GDPs as a base for young people to input ideas for game redesign. There is still much work to be undertaken addressing the utility of GDPs to support novice programmers. 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jtjhgpgd&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S4AMDjG8Yl"/>(Repenning et al., 2015)<text:reference-mark-end text:name="ZOTERO_ITEM CSL_CITATION {&quot;citationID&quot;:&quot;jtjhgpgd&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S4AMDjG8Yl"/> or analysis and assessment of code complexity <text:reference-mark-start text:name="ZOTERO_ITEM CSL_CITATION {&quot;citationID&quot;:&quot;gutrzqtc&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kbK1R48fXF"/>(Werner et al., 2014; Bienkowski et al., 2015)<text:reference-mark-end text:name="ZOTERO_ITEM CSL_CITATION {&quot;citationID&quot;:&quot;gutrzqtc&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kbK1R48fXF"/>.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utational-thinking"/>Computational thinking<text:bookmark-end text:name="computational-thinking"/></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zfxdzbw&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Po3IbBM9BU"/>(Brennan and Resnick, 2012)<text:reference-mark-end text:name="ZOTERO_ITEM CSL_CITATION {&quot;citationID&quot;:&quot;ezfxdzbw&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Po3IbBM9BU"/> more applied approach including <text:span text:style-name="T2">computational practices</text:span> and perspectives.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oplrcnth&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gwixviEaud"/>(Grover and Pea, 2013, 2017)<text:reference-mark-end text:name="ZOTERO_ITEM CSL_CITATION {&quot;citationID&quot;:&quot;oplrcnth&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gwixviEaud"/> and Guzdial <text:reference-mark-start text:name="ZOTERO_ITEM CSL_CITATION {&quot;citationID&quot;:&quot;vztxzrme&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0etD13CfIr"/>(Guzdial, 2015)<text:reference-mark-end text:name="ZOTERO_ITEM CSL_CITATION {&quot;citationID&quot;:&quot;vztxzrme&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0etD13CfIr"/> offer explicit techniques linked using computer code as the driving mechanism. Bell and colleagues <text:reference-mark-start text:name="ZOTERO_ITEM CSL_CITATION {&quot;citationID&quot;:&quot;gbqfqnzh&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9PmKUN9GfS"/>(Bell and Lodi, 2019)<text:reference-mark-end text:name="ZOTERO_ITEM CSL_CITATION {&quot;citationID&quot;:&quot;gbqfqnzh&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9PmKUN9GfS"/> explore the process of unplugged activities, exploring abstract CT concepts without using computers or <text:soft-page-break/>coding.</text:p>
      <text:p text:style-name="Text_20_body">This learning design takes a fundamentally different approach by avoiding the explicit teaching of these more abstract dimensions of CT. Abstract aspects of CT are strongly scaffolded: for example the process of code decomposition via the pre-existing functions in the code template, and abstraction again in template via the graphical design tool.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agency addressed by RQ3. Thus in the context of this study, Wing’s CT framework is applicable some of the code creation processes I have undertaken as a learning designer, but is less relevant to participants.</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Na6OQlCpqX"/>(Waite et al., 2016)<text:reference-mark-end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Na6OQlCpqX"/>, their approach to abstraction <text:reference-mark-start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emtL2hkQh0"/>(Waite et al., 2018a)<text:reference-mark-end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emtL2hkQh0"/>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NctTe6win8"/>(Waite et al., 2018a)<text:reference-mark-end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NctTe6win8"/>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zeChpwkFWA"/>(Cutts et al., 2012; Statter and Armoni, 2016)<text:reference-mark-end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zeChpwkFWA"/>, cites the value of learners knowing at what level of abstraction they are operating and their fluency in movement between the levels. Waite and Sentance’s later work <text:reference-mark-start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LwBQZWLqMB"/>(Sentance and Waite, 2017)<text:reference-mark-end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LwBQZWLqMB"/> synthesises this interpretation of levels of abstraction with the concept of semantic profiles to create an applied pedagogy for computing education aligned with a UK curricular context. This work highlights the potential role of alternating between abstract and concrete concepts in semantic waves aimed at helping teachers design learning experiences which in part allow for participant shifts in LOA perspectives. In their PRIMM pedagogy the researchers also incorporate the UMC model and draw parallels with LOA. In the Use stage of the UMC model <text:reference-mark-start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uusjth2431"/>(Lee et al., 2011)<text:reference-mark-end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uusjth2431"/> (explored in Chapter 5 in relation to this research’s learning design), participants would be aware of the goal of the program, and the results. Subsequently, in the Modify stage they would become familiar with the design and code levels.</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text:soft-page-break/>documentation scaffolds this process</text:p>
          </table:table-cell>
          <table:table-cell table:style-name="Table1.A1" office:value-type="string">
            <text:p text:style-name="Table_20_Contents">What it should do is to a <text:soft-page-break/>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cj365Ua7x"/>(Waite et al., 2018b)<text:reference-mark-end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cj365Ua7x"/></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THIS AREA MAY NEED MORE DEVELOPMENT VIA EXAMPLES</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yiHMSa50nJ"/>(1990)<text:reference-mark-end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yiHMSa50nJ"/>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1xr36mSpdF"/>(Papert and Turkle, 1990:134)<text:reference-mark-end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1xr36mSpdF"/>.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Pyu8vcVzbr"/>(1990)<text:reference-mark-end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Pyu8vcVzbr"/> highlighted the value of a more concrete computing pedagogy, likening the process to bricolage, a craft-based approach where participants become very familiar with their tools and materials. The authors’ exploration of the types of coders as either Planners or Bricoleurs aligns with two aspects of the making styles explored briefly in Chapter 5. Bricoleur types are described as preferring to stay in closer contact with a concrete sense of the outcomes even at the expense of programming efficiency or neatness of code. This advocacy for the bricolage approach which remains anchored in concrete construction, appears at odds with Waite and Curzon’s <text:reference-mark-start text:name="ZOTERO_ITEM CSL_CITATION {&quot;citationID&quot;:&quot;vbcyemfv&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7k7h2Tw0Xc"/>(Curzon et al., 2020)<text:reference-mark-end text:name="ZOTERO_ITEM CSL_CITATION {&quot;citationID&quot;:&quot;vbcyemfv&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7k7h2Tw0Xc"/> research on the importance of alternating between abstract and concrete dimensions, present in research on semantic waves.</text:p>
      <text:p text:style-name="Text_20_body">My research is relevant here in that my observations show many of my participants operating as bricoleurs, feeling their way through their game-making via smaller-scale iterations rather than extensive periods of planning followed by implementation. It should be recalled, however, that this process is encouraged by the structuring of the learning design. Returning to semantic <text:soft-page-break/>waves, while exploration of abstract CT concepts may be lacking in the process, an interpretation of video data findings shows that the shifts in LOA that Waite and colleagues advocate are present, with frequent shifts between conceptions of goals, implementation in code structures, and observations of results happening. It is relevant then to distinguish the levels of abstraction present in this process: namely, perhaps, Wing’s and Papert’s conceptions of abstraction, present in top-down planning processes, and the goal-results hierarchy present in the LOA framework. It is within the design level of LOA that such distinctions persist, as Bricoleurs would avoid abstract design structures which detract from a close relationship between the code and the desired results. It can be seen at this point that such a coupling matches the structure of design patterns, indicating a suitability for their use to support this more concrete approach to developing programming.</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D&quot;:&quot;viffpcru&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HEuo0vuBIU"/>(Papert, 1980)<text:reference-mark-end text:name="ZOTERO_ITEM CSL_CITATION {&quot;citationID&quot;:&quot;viffpcru&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HEuo0vuBIU"/>. This perspective continues to drive constructionist design approaches supporting creative computing <text:reference-mark-start text:name="ZOTERO_ITEM CSL_CITATION {&quot;citationID&quot;:&quot;ajjhtgq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VZwhmsO37X"/>(Kafai, 1994; Kafai and Resnick, 1996, 1996; Resnick et al., 2005, 2009; Lee et al., 2014; Peppler et al., 2016)<text:reference-mark-end text:name="ZOTERO_ITEM CSL_CITATION {&quot;citationID&quot;:&quot;ajjhtgq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VZwhmsO37X"/>. A component aspect within this approach is the careful consideration of the process of abstraction or black-boxing in learning design and tools <text:reference-mark-start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qpP9Rld7X1"/>(Resnick and Silverman, 2005)<text:reference-mark-end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qpP9Rld7X1"/>, which is of direct relevance to my research. Specifically, these concerns are present in my design of the use of a code playground as a supporting tool, the use of a starting template with pre-created code functions in place, the structuring of the template with key variables moved to the start of the code, and a grid matrix in an array data structure.</text:p>
      <text:p text:style-name="Text_20_body">While this abstraction in my design is important to the experience of participants and the practicality of tackling a game-making project with novices, in the following section I return to address the utility of framing the design element of the use of GDPs as intermediate-level frameworks.</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p text:style-name="P3">I now return to the proposal of GDPs as a useful intermediate-level framework, given the framing of abstraction summarized above, and explore this proposal using the findings of my research process. To do this, it is useful to re-examine the utility of the term “intermediate framework” <text:reference-mark-start text:name="ZOTERO_ITEM CSL_CITATION {&quot;citationID&quot;:&quot;grweirw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Km0XasvXB"/>(Eriksson et al., 2019)<text:reference-mark-end text:name="ZOTERO_ITEM CSL_CITATION {&quot;citationID&quot;:&quot;grweirw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Km0XasvXB"/>,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text:soft-page-break/>such, GDPs would be situated between those and concrete implementation. To illuminate this positioning, we can examine the above-cited research in the field of human-computer interaction <text:reference-mark-start text:name="ZOTERO_ITEM CSL_CITATION {&quot;citationID&quot;:&quot;swotygyo&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r7bYLCBJs"/><text:span text:style-name="T7">(Höök and Löwgren, 2012; Barendregt et al., 2018; Eriksson et al., 2019)</text:span><text:reference-mark-end text:name="ZOTERO_ITEM CSL_CITATION {&quot;citationID&quot;:&quot;swotygyo&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r7bYLCBJs"/>; however, in most of these studies, the nature of the general theories is not clearly articulated.</text:p>
      <text:p text:style-name="Text_20_body">At this stage, it is valuable to look past a potentially arbitrary placing of these levels within a hierarchy to investigate instead the core value of the relational nature of the framework to other concepts in the context of my research. To help with this analysis of utility, the following section develops this line of research, making more explicit the observed and potential uses of GDPs for different stakeholders in this context: specifically, comparing their utility for participants and facilitators/researchers.</text:p>
      <text:p text:style-name="Text_20_body">Addressing utility for participants, in computing education, design pattern-based approaches have benefits in making complex problems more modular and concrete <text:reference-mark-start text:name="ZOTERO_ITEM CSL_CITATION {&quot;citationID&quot;:&quot;iwpqtuug&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rtlxBPJTOL"/>(Muller et al., 2004; Waite and Sentance, 2021)<text:reference-mark-end text:name="ZOTERO_ITEM CSL_CITATION {&quot;citationID&quot;:&quot;iwpqtuug&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rtlxBPJTOL"/>. In the work of Eriksson et al., the young people make design suggestions to alter a game but do not modify computer code. This distinction is important because it removes the strongly coupled link (present in this design) between motivation, description, and implementation, articulated as a problem-solution structure that is present in conventional conceptions of design patterns. 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p text:style-name="Text_20_body">Turning to the utility for designers, researchers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 This potential is expressed as a challenge by Barron, in research on project-based approaches to digital making, a key challenge to project based learning: specifically the challenge of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qodpasn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uWyBCuKJXt"/>(Barron et al., 1998:63)<text:reference-mark-end text:name="ZOTERO_ITEM CSL_CITATION {&quot;citationID&quot;:&quot;qodpasn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uWyBCuKJXt"/>.</text:p>
      <text:p text:style-name="Text_20_body">My reflections on research data support a proposition that there is utility for facilitators to be aware of the level of abstraction present in different elements of project learning design. This <text:soft-page-break/>value encompasses both the concepts that learners are working with and those which are potentially accessible via explicit teaching. 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kgkasovp&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9ivCquzJ4b"/>(Waite et al., 2018a:21)<text:reference-mark-end text:name="ZOTERO_ITEM CSL_CITATION {&quot;citationID&quot;:&quot;kgkasovp&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9ivCquzJ4b"/>. However, given that Waite’s subsequent research does not include examples of activity explicitly teaching abstraction <text:reference-mark-start text:name="ZOTERO_ITEM CSL_CITATION {&quot;citationID&quot;:&quot;ytmlwyyx&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8VgbOUaLNz"/>(Waite et al., 2018a; Sentance et al., 2019a, 2019b)<text:reference-mark-end text:name="ZOTERO_ITEM CSL_CITATION {&quot;citationID&quot;:&quot;ytmlwyyx&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8VgbOUaLNz"/>, what counts as explicit teaching of abstraction is not clear.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 this research doesn’t negate the value of explicit teaching of computational thinking, Additionally, this research contends that GDPs are a more suitable accessible leading pedagogical framework than computational thinking, a proposal explored in the following section.</text:p>
      <text:h text:style-name="Heading_20_3" text:outline-level="3"><text:bookmark-start text:name="how-my-research-contributes-to-discussions-regarding-dimensions-of-abstraction-within-existing-research"/>How my research contributes to discussions regarding dimensions of abstraction within existing research<text:bookmark-end text:name="how-my-research-contributes-to-discussions-regarding-dimensions-of-abstraction-within-existing-research"/></text:h>
      <text:p text:style-name="First_20_paragraph">The evidence and examples surfaced in this paragraph support a view of a collection of GDPs as a productive research and pedagogical framework. The data from the last chapter contributes a series of grounded pedagogical instances via examples that map a concrete pedagogical process to theoretical observations. Eriksson et al. note the utility of GDP concepts in several dimensions: as a lingua franca between researchers and participants; to aid the framing of analysis; and to inspire participants. However, given that the focus of this analysis addresses the utility for the researcher rather than that of participants, this research significantly advances these contributions. Additionally, given this shift to include the utility for participants and the problematisation of the term intermediate, I propose a change in terminology. Instead of an <text:span text:style-name="T2">intermediate framework</text:span>, I propose the term <text:span text:style-name="T2">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 Firstly, the process guides learners to use GDPs as their primary leading activity or object of activity (using CHAT terminology). Secondly, a working code framework or template is provided with affordances strongly coupled with object output, providing immediate feedback. 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text:soft-page-break/>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p text:style-name="First_20_paragraph">As noted in Chapter 2, much research on the learning to code has focused chiefly on this aspect of personal knowledge construction, neglecting this social and socio-cultural perspectives typified by socio-cultural approaches [find source]. This trend is exemplified by a comparison of Wing and Papert’s conceptions of computational thinking <text:reference-mark-start text:name="ZOTERO_ITEM CSL_CITATION {&quot;citationID&quot;:&quot;lutxgtzi&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eAXyRMhAp"/>(Lodi and Martini, 2021)<text:reference-mark-end text:name="ZOTERO_ITEM CSL_CITATION {&quot;citationID&quot;:&quot;lutxgtzi&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eAXyRMhAp"/>, with the latter’s additional focus on the community application of created projects forming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n computational fluency, addresses the limitations of research focusing too narrowly on technical approaches rather than their expressive potential (and thus within a community) <text:reference-mark-start text:name="ZOTERO_ITEM CSL_CITATION {&quot;citationID&quot;:&quot;pwcjfqpr&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VhgGJ2YP4E"/>(Resnick and Rusk, 2020)<text:reference-mark-end text:name="ZOTERO_ITEM CSL_CITATION {&quot;citationID&quot;:&quot;pwcjfqpr&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VhgGJ2YP4E"/> and focused on toolsets rather than pedagogies <text:reference-mark-start text:name="ZOTERO_ITEM CSL_CITATION {&quot;citationID&quot;:&quot;uxyelmuq&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wlwSq8RaW1"/>(Resnick, 2020)<text:reference-mark-end text:name="ZOTERO_ITEM CSL_CITATION {&quot;citationID&quot;:&quot;uxyelmuq&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wlwSq8RaW1"/>. We should recall here the parallel call of Kafai and Burke in the field of game making for learning to address social and cultural motivations and aspects of the process <text:reference-mark-start text:name="ZOTERO_ITEM CSL_CITATION {&quot;citationID&quot;:&quot;dwqsyehe&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jRe9j1FNGx"/>(Kafai and Vasudevan, 2015)<text:reference-mark-end text:name="ZOTERO_ITEM CSL_CITATION {&quot;citationID&quot;:&quot;dwqsyehe&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jRe9j1FNGx"/>. Given that a guiding motivation of this study to explore the process of designing and facilitating for participant empowerment learning to program, it is valuable to articulate different types of agency. The following sections are structured a synthesis of the approaches of Hopwood <text:reference-mark-start text:name="ZOTERO_ITEM CSL_CITATION {&quot;citationID&quot;:&quot;qxcpbkml&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R9ZvJPAjG7"/>(Hopwood, 2022)<text:reference-mark-end text:name="ZOTERO_ITEM CSL_CITATION {&quot;citationID&quot;:&quot;qxcpbkml&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R9ZvJPAjG7"/> and Matusov <text:reference-mark-start text:name="ZOTERO_ITEM CSL_CITATION {&quot;citationID&quot;:&quot;zanfrsi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yOC8icAZs"/>(Matusov et al., 2016)<text:reference-mark-end text:name="ZOTERO_ITEM CSL_CITATION {&quot;citationID&quot;:&quot;zanfrsi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yOC8icAZs"/> explored in Chapter 4, specifically instrumental, transformational and relational agency.</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hvepbceg&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YnUiWrMIM5"/>(Matusov et al., 2016:433)<text:reference-mark-end text:name="ZOTERO_ITEM CSL_CITATION {&quot;citationID&quot;:&quot;hvepbceg&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YnUiWrMIM5"/>.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epmvynps&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tawaDNVuAd"/>(Isaac et al., 2022)<text:reference-mark-end text:name="ZOTERO_ITEM CSL_CITATION {&quot;citationID&quot;:&quot;epmvynps&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tawaDNVuAd"/>,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text:soft-page-break/>constraints. As outlined in chapter 3, Sannino explains TADS using a metaphor of a using a kedging anchors <text:reference-mark-start text:name="ZOTERO_ITEM CSL_CITATION {&quot;citationID&quot;:&quot;hrqlgsif&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6wySm9LJ7K"/>(Hopwood, 2022)<text:reference-mark-end text:name="ZOTERO_ITEM CSL_CITATION {&quot;citationID&quot;:&quot;hrqlgsif&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6wySm9LJ7K"/>.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5">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29">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wggbnxp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nxglPvnJK"/><text:span text:style-name="T7">(Engeström, 2006; Haapasaari et al., 2016; Sannino et al., 2016)</text:span><text:reference-mark-end text:name="ZOTERO_ITEM CSL_CITATION {&quot;citationID&quot;:&quot;wggbnxp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nxglPvnJK"/>.</text:p>
      <text:p text:style-name="P25">Shifting forms of agency.</text:p>
      <text:p text:style-name="Text_20_body">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Text_20_body">In the introduction I outlined that a driving motiv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ext:soft-page-break/>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P3">This section moves beyond instrumental and transformative agency to a wider more ecological interpretation of agency helpful in deeper analysis of the cultural plane of activity. In research which addresses participant agency, Gutiérrez et al. <text:reference-mark-start text:name="ZOTERO_ITEM CSL_CITATION {&quot;citationID&quot;:&quot;svnmcemy&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HlaSRe7BTc"/><text:span text:style-name="T7">(Kris D. Gutiérrez et al., 2019)</text:span><text:reference-mark-end text:name="ZOTERO_ITEM CSL_CITATION {&quot;citationID&quot;:&quot;svnmcemy&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HlaSRe7BTc"/>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citationID&quot;:&quot;tuapttxc&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rPAXFnNXsg"/><text:span text:style-name="T7">(Engeström, 1996)</text:span><text:reference-mark-end text:name="ZOTERO_ITEM CSL_CITATION {&quot;citationID&quot;:&quot;tuapttxc&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rPAXFnNXsg"/>,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4" text:outline-level="4"><text:bookmark-start text:name="repertoires-and-relational-agency"/>Repertoires and relational agency<text:bookmark-end text:name="repertoires-and-relational-agency"/></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P29">Edwards <text:reference-mark-start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bbfDaZaQox"/>(Edwards, 2009)<text:reference-mark-end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bbfDaZaQox"/>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DZzcakKOnL"/><text:span text:style-name="T7">(DiGiacomo and Gutiérrez, 2016 , p.144)</text:span><text:reference-mark-end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DZzcakKOnL"/>,</text:p>
      <text:p text:style-name="Text_20_body"><text:soft-page-break/>While the data in the last chapter address aspects / elements of repertoires which incorporated GDPs, this chapter widens the focus of data examined to include other element of practices which help participants incorporated home repertoires as an inclusive practice.</text:p>
      <text:p text:style-name="Text_20_body">The relationship between developing effective repertoires and the affective relationship to the activity relies on the participants being able to identify with the ongoing activity thus informing a processes of inclusion.</text:p>
      <text:p text:style-name="P29">The concept of hybridity as a way of recognising and deploying diversity of mediational tactics and resources in learning contexts <text:reference-mark-start text:name="ZOTERO_ITEM CSL_CITATION {&quot;citationID&quot;:&quot;qdmcuurx&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PmtzBTRAdh"/><text:span text:style-name="T7">(Gutiérrez et al., 1999)</text:span><text:reference-mark-end text:name="ZOTERO_ITEM CSL_CITATION {&quot;citationID&quot;:&quot;qdmcuurx&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PmtzBTRAdh"/> is relevant to this research as a pathway into an exploration of the competing alternate goals within the overall motivation of making a game to share, and component goals of implementing GDPs to do this.</text:p>
      <text:p text:style-name="Text_20_body">In a similar vein, drawing on Barron’s helping roles <text:reference-mark-start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jiIu6PZzyv"/>(Barron et al., 2009)<text:reference-mark-end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jiIu6PZzyv"/>, Roque <text:reference-mark-start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5JapWfdFWk"/>(Roque, 2016; Roque et al., 2016)<text:reference-mark-end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5JapWfdFWk"/>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eh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h text:style-name="Heading_20_4" text:outline-level="4"><text:bookmark-start text:name="use-of-gdps-as-a-gateway-framework-to-support-the-development-of-social-and-cultural-repertoires-of-practice"/>Use of GDPs as a gateway framework to support the development of social and cultural repertoires of practice<text:bookmark-end text:name="use-of-gdps-as-a-gateway-framework-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I propose that providing a menu of GDPs can, as with accessing more abstract concepts, act as a gateway framework to facilitate to process of development of social and cultural repertoires of practice.</text:p>
      <text:p text:style-name="Text_20_body">The nature and process of this community evolution merits exploration. As such, this section steps back to discuss the emergence of these practices.</text:p>
      <text:h text:style-name="Heading_20_4" text:outline-level="4"><text:bookmark-start text:name="funds-of-knowledge-repertoires-and-how-they-emerge-in-my-research"/>Funds of Knowledge / repertoires and how they emerge in my research<text:bookmark-end text:name="funds-of-knowledge-repertoires-and-how-they-emerge-in-my-research"/></text:h>
      <text:p text:style-name="P3">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ext:soft-page-break/>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cxcmhfh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TVuAiKGgGK"/><text:span text:style-name="T7">(Gutiérrez and Rogoff, 2003)</text:span><text:reference-mark-end text:name="ZOTERO_ITEM CSL_CITATION {&quot;citationID&quot;:&quot;cxcmhfh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TVuAiKGgGK"/>. The researchers highlight the value of identifying potential funds of knowledge framed as “linguistic and cultural-historical repertoires” that learners bring to learning environments <text:reference-mark-start text:name="ZOTERO_ITEM CSL_CITATION {&quot;citationID&quot;:&quot;grqvvuap&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kKcV4SoDz2"/><text:span text:style-name="T7">(Gutiérrez and Rogoff, 2003:22)</text:span><text:reference-mark-end text:name="ZOTERO_ITEM CSL_CITATION {&quot;citationID&quot;:&quot;grqvvuap&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kKcV4SoDz2"/>. Other research by Gutierrez addresses the importance of participants movement between sites of activity and its impact on learning <text:reference-mark-start text:name="ZOTERO_ITEM CSL_CITATION {&quot;citationID&quot;:&quot;jqciwpcu&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UMItTwTrZH"/><text:span text:style-name="T7">(Gutiérrez, 2008; Kris D. Gutiérrez et al., 2019)</text:span><text:reference-mark-end text:name="ZOTERO_ITEM CSL_CITATION {&quot;citationID&quot;:&quot;jqciwpcu&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UMItTwTrZH"/>.</text:p>
      <text:p text:style-name="Text_20_body"/>
      <text:h text:style-name="Heading_20_4" text:outline-level="4"><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rlmhfgoh&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SMD7BprTKW"/>(Fullerton, 2018)<text:reference-mark-end text:name="ZOTERO_ITEM CSL_CITATION {&quot;citationID&quot;:&quot;rlmhfgoh&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SMD7BprTKW"/>.</text:p>
      <text:p text:style-name="P29">The role of play as leading activity is explored by Gutierrez <text:reference-mark-start text:name="ZOTERO_ITEM CSL_CITATION {&quot;citationID&quot;:&quot;xhvqreby&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wibX5G9Jvu"/><text:span text:style-name="T7">(Kris D. Gutiérrez et al., 2019)</text:span><text:reference-mark-end text:name="ZOTERO_ITEM CSL_CITATION {&quot;citationID&quot;:&quot;xhvqreby&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wibX5G9Jvu"/> to facilitate movement between sites of learning</text:p>
      <text:p text:style-name="Text_20_body">An analysis on the role of playtesting and an emerging forms of playful playtesting follows.</text:p>
      <text:p text:style-name="P25">Variations in approaches to playtesting</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P29">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skfverij&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4W71d16PFr"/><text:span text:style-name="T7">(Gutiérrez et al., 1999)</text:span><text:reference-mark-end text:name="ZOTERO_ITEM CSL_CITATION {&quot;citationID&quot;:&quot;skfverij&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4W71d16PFr"/>.</text:p>
      <text:p text:style-name="Text_20_body"><text:soft-page-break/>I observed an evolution of the form and function of playtesting by young participants as an expression of agency by participants.</text:p>
      <text:p text:style-name="Text_20_body">COMMENT - This evolution maker types here exists especially in social makers, glitchers and magpies.</text:p>
      <text:h text:style-name="Heading_20_4"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19">
        <text:list-item>
          <text:p text:style-name="P26"><text:span text:style-name="T1">Social makers:</text:span> form relationships with other game makers and players by finding out more about their work and telling stories in their game<text:line-break/></text:p>
        </text:list-item>
        <text:list-item>
          <text:p text:style-name="P26"><text:span text:style-name="T1">Planners:</text:span> like to study to build knowledge of the tools before they build up their game step-by-step following instructions</text:p>
        </text:list-item>
        <text:list-item>
          <text:p text:style-name="P26"><text:span text:style-name="T1">Magpie makers:</text:span> like trying out lots of different things and happy to borrow code, images and sound from anywhere for quick results</text:p>
        </text:list-item>
        <text:list-item>
          <text:p text:style-name="P26"><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citationID&quot;:&quot;lgqfjnli&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E6CQ9qkYI2"/>(Roque, 2016; Roque et al., 2016)<text:reference-mark-end text:name="ZOTERO_ITEM CSL_CITATION {&quot;citationID&quot;:&quot;lgqfjnli&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E6CQ9qkYI2"/> to begin to surface and celebrage stylistic elements for all participants not just parents.</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examining-complexity-within-identity-formation-and-specialisation"/>Examining complexity within identity formation and specialisation<text:bookmark-end text:name="examining-complexity-within-identity-formation-and-specialisation"/></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P29"><text:soft-page-break/>The introduction of these terms and missions Stone and colleagues <text:reference-mark-start text:name="ZOTERO_ITEM CSL_CITATION {&quot;citationID&quot;:&quot;wrukdlcp&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Li5elzazcI"/><text:span text:style-name="T7">(Stone and Gutiérrez, 2007)</text:span><text:reference-mark-end text:name="ZOTERO_ITEM CSL_CITATION {&quot;citationID&quot;:&quot;wrukdlcp&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Li5elzazcI"/>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P29">The process of feedback, recognising and valuing the merging areas of specialisation and expertise helps the development of diverse practices <text:reference-mark-start text:name="ZOTERO_ITEM CSL_CITATION {&quot;citationID&quot;:&quot;zycabxxb&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3hOqtEoxgr"/><text:span text:style-name="T7">(DiGiacomo and Gutiérrez, 2016)</text:span><text:reference-mark-end text:name="ZOTERO_ITEM CSL_CITATION {&quot;citationID&quot;:&quot;zycabxxb&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3hOqtEoxgr"/>.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p text:style-name="P25">LINK - NATURE OF TRANSFORMATION / LINK TO AGENCY</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3">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 utopian approach to communicating the future possibilities of findings <text:reference-mark-start text:name="ZOTERO_ITEM CSL_CITATION {&quot;citationID&quot;:&quot;vofurbzm&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gDd92qrAWc"/><text:span text:style-name="T7">(Gutiérrez et al., 2020; Rajala et al., 2023)</text:span><text:reference-mark-end text:name="ZOTERO_ITEM CSL_CITATION {&quot;citationID&quot;:&quot;vofurbzm&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gDd92qrAWc"/> paired with the conceptual difficulties of communicating complex pedagogical affordances of adaptable media-making toolsets (e.g., Logo and Microworlds <text:reference-mark-start text:name="ZOTERO_ITEM CSL_CITATION {&quot;citationID&quot;:&quot;cvznaehq&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NyQkS5uG5Y"/>(Kynigos, 2004, 2007)<text:reference-mark-end text:name="ZOTERO_ITEM CSL_CITATION {&quot;citationID&quot;:&quot;cvznaehq&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NyQkS5uG5Y"/>), I draw on <text:soft-page-break/>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qqlazjyc&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F8Mf8G02cw"/>(Nachtigall et al., 2024)<text:reference-mark-end text:name="ZOTERO_ITEM CSL_CITATION {&quot;citationID&quot;:&quot;qqlazjyc&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F8Mf8G02cw"/>.</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text:soft-page-break/>limitations <text:reference-mark-start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bQeK21CR9"/>(Rosso, 2014)<text:reference-mark-end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bQeK21CR9"/>.</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xkyeegjx&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d7iStyUxn"/>(Rosso, 2014)<text:reference-mark-end text:name="ZOTERO_ITEM CSL_CITATION {&quot;citationID&quot;:&quot;xkyeegjx&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pd7iStyUxn"/>,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29">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snxgrsm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yYf9PrdOOV"/>(Sawyer, 2003; Pinheiro, 2011)<text:reference-mark-end text:name="ZOTERO_ITEM CSL_CITATION {&quot;citationID&quot;:&quot;snxgrsm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yYf9PrdOOV"/>. The area of improvisation is underexplored in the game jam context compared to that of music and theatre <text:reference-mark-start text:name="ZOTERO_ITEM CSL_CITATION {&quot;citationID&quot;:&quot;kudadtnn&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NX75VyFvNi"/><text:span text:style-name="T7">(Jaffurs, 2004; Meriläinen et al., 2020)</text:span><text:reference-mark-end text:name="ZOTERO_ITEM CSL_CITATION {&quot;citationID&quot;:&quot;kudadtnn&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NX75VyFvNi"/>.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ext:soft-page-break/>THIS TABLE NEEDS TO BE COMPLETED - FEEDBACK IS APPRECIATED AS TO HOE USEFUL IT WILL /MAY BE Perhaps add another analytical dimension?</text:p>
      <table:table table:name="Table2" table:style-name="Table2">
        <table:table-column table:style-name="Table2.A"/>
        <table:table-column table:style-name="Table2.B"/>
        <table:table-header-rows>
          <table:table-row>
            <table:table-cell table:style-name="Table2.A1" office:value-type="string">
              <text:p text:style-name="P6">Harbour</text:p>
            </table:table-cell>
            <table:table-cell table:style-name="Table2.A1" office:value-type="string">
              <text:p text:style-name="P6">Jam Session</text:p>
            </table:table-cell>
          </table:table-row>
        </table:table-header-rows>
        <table:table-row>
          <table:table-cell table:style-name="Table2.A1" office:value-type="string">
            <text:p text:style-name="Table_20_Contents">Protection from complexity</text:p>
          </table:table-cell>
          <table:table-cell table:style-name="Table2.A1" office:value-type="string">
            <text:p text:style-name="Table_20_Contents">Restrictions in genre explored</text:p>
          </table:table-cell>
        </table:table-row>
        <table:table-row>
          <table:table-cell table:style-name="Table2.A1" office:value-type="string">
            <text:p text:style-name="Table_20_Contents">Form</text:p>
          </table:table-cell>
          <table:table-cell table:style-name="Table2.A1" office:value-type="string">
            <text:p text:style-name="Standard"/>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citationID&quot;:&quot;mywqgfhl&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B0I3Ugcq7w"/>(Papert and Resnick, 1995; Resnick and Rusk, 2020)<text:reference-mark-end text:name="ZOTERO_ITEM CSL_CITATION {&quot;citationID&quot;:&quot;mywqgfhl&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B0I3Ugcq7w"/>.</text:p>
      <text:p text:style-name="Text_20_body"/>
      <text:h text:style-name="Heading_20_2" text:outline-level="2"><text:bookmark-start text:name="part-three-synthesis-contributions-to-the-field"/>Part Three : Synthesis &amp; contributions to the field<text:bookmark-end text:name="part-three-synthesis-contributions-to-the-field"/></text:h>
      <text:h text:style-name="Heading_20_3" text:outline-level="3"><text:bookmark-start text:name="returning-to-gaps-in-the-research-landscape-my-motivations"/>Returning to gaps in the research landscape &amp; my motivations<text:bookmark-end text:name="returning-to-gaps-in-the-research-landscape-my-motivations"/></text:h>
      <text:p text:style-name="First_20_paragraph">In Chapter x, I outlined in broad strokes areas of the landscape of computer game design and programming (CGD&amp;P)</text:p>
      <text:p text:style-name="Text_20_body">Overall, a gap in making games compared to playing them, a lack of those focusing on social and cultural aspects, and in particuar lack of specific pedagogies to address how to support these dimensions, in particular limited understanding on the formation of making identities.</text:p>
      <text:p text:style-name="Text_20_body">In addition there is another gaps conceptually in a clarity in terms of what we are undertaking (CGD&amp;P) for, i.e. the motivation, what we are developing.</text:p>
      <text:p text:style-name="Text_20_body">While vague conceptions of collaboration and broader 21st C skills seem broadly applicable, they are unfocused.</text:p>
      <text:p text:style-name="Text_20_body">While one promising concept, that of computational fluency, exists in broader research, the concept is only explored in broads strokes as both technical competency and an ability to for self-expression within digital code mediums [].</text:p>
      <text:p text:style-name="Text_20_body">The work of Resnick is convincing but lacks theoretical foundations as Papert’s ideas were before their time. It is of value to align them with more contemporary socio-cultural conceptions, in particular the lens of agency.</text:p>
      <text:p text:style-name="Text_20_body">This research aims in part to explore to what extent my own interest in chaotic, community-based pedagogies aligns with those gaps.</text:p>
      <text:h text:style-name="Heading_20_3" text:outline-level="3"><text:bookmark-start text:name="first-area-of-contribution-to-the-research-in-the-field-an-applied-pedagogy-with-detailed-analysis-of-inherent-structural-components"/><text:soft-page-break/>First area of contribution to the research in the field: An applied pedagogy with detailed analysis of inherent structural components<text:bookmark-end text:name="first-area-of-contribution-to-the-research-in-the-field-an-applied-pedagogy-with-detailed-analysis-of-inherent-structural-components"/></text:h>
      <text:p text:style-name="First_20_paragraph">This chapter contend that the underlying structure of the learning design is vital to support the social and cultural processes described above. This technical structure synthesises UMC pedagogy, a half-baked game template and the use of a collection of game design patterns. This section summaries this structural / technical approach.</text:p>
      <text:p text:style-name="Text_20_body">In terms of the specificity of the last section, this chapter has, in line with underlying Marxist principles, returned to the concrete. Specifically 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 Thus the structural elements of this design facilitate the kind of relational pedagogies originally advocated by Papert and but which have too often been missing from research in this field.</text:p>
      <text:p text:style-name="Text_20_body">The potential of this innovation is significant in scope. Firstly, the surfacing of GDPs as a germ cell concept, facilitated the development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P25">Can’t quite fit in.</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text:p>
      <text:h text:style-name="Heading_20_3" text:outline-level="3"><text:bookmark-start text:name="second-area-of-contribution-to-the-research-in-the-field-a-complex-view-of-agency-and-repertoires-development-within-this-research"/>Second area of contribution to the research in the field: A complex view of agency and repertoires development within this research<text:bookmark-end text:name="second-area-of-contribution-to-the-research-in-the-field-a-complex-view-of-agency-and-repertoires-development-within-this-research"/></text:h>
      <text:p text:style-name="First_20_paragraph">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citationID&quot;:&quot;kniqtwnp&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w3cysYDDNs"/>(Chesterman, 2023)<text:reference-mark-end text:name="ZOTERO_ITEM CSL_CITATION {&quot;citationID&quot;:&quot;kniqtwnp&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w3cysYDDNs"/> a summary of which is included in (see appendix.3M).</text:p>
      <text:p text:style-name="Text_20_body">Thus instead in this thesis I focus instead on the value of recognising the shifting nature of agency in this game making process, the value of designing for varied forms of agency, and the <text:soft-page-break/>use of metaphors to represent learning spaces and processes that foster agency in game making.</text:p>
      <text:h text:style-name="Heading_20_4" text:outline-level="4"><text:bookmark-start text:name="summary-of-discussion-on-designing-for-agency"/>Summary of discussion on designing for agency<text:bookmark-end text:name="summary-of-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text:p>
      <text:p text:style-name="Text_20_body">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25">Agency / Equity Terms - utopian concepts</text:p>
      <text:p text:style-name="Text_20_body">The discussion above concerning shifting forms of agency can be developed further using the concepts from Gutierrez and Rogoff.</text:p>
      <text:p text:style-name="Text_20_body">Given the mutuality of the DBR approach of the research process, and the development of relational equity in the process of specialisation [Gutierrez], the process aligns with a utopian approach to design research</text:p>
      <text:p text:style-name="Text_20_body">Returning to the dilemma regarding the difficulty of maintaining a learning design requiring heroic levels of transformational agency, and the difficulty of replicating such conditions,</text:p>
      <text:p text:style-name="Text_20_body">While there is clearly value in TADS as a concept in early stages of design, in particular as analytical tool, I lean more towards Gutiérrez’s framing of equity and diversity in learning design overall as a goal to work towards.</text:p>
      <text:p text:style-name="Text_20_body">More broadly this research can be developed beyond agency to encompass, equity, diversity, enacted, concrete, thus towards inclusion.</text:p>
      <text:p text:style-name="P25">Terms - designing for agency means developing X.</text:p>
      <text:p text:style-name="Text_20_body">There is potentally a gap in communicating the value of this framing of the research to practitioners. In particular he framing of agency as a group process rather than an individual attribute could be confusing.</text:p>
      <text:p text:style-name="Text_20_body">To follow on from the gap in research concerning the underlying goals of undertaking CGD&amp;P. Let’s turn to terminology.</text:p>
      <text:p text:style-name="Text_20_body">What goals in the field of CGD&amp;P address the development of agency.</text:p>
      <text:p text:style-name="Text_20_body"><text:soft-page-break/>The concepts of computational fluency is can be critiqued as a potentially individualised approach compared to 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P25">equity and diversity as concrete instances with the learning environment</text:p>
      <text:p text:style-name="Text_20_body">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Heading_20_3" text:outline-level="3"><text:bookmark-start text:name="third-area-of-contribution-to-the-research-in-the-field-the-impact-of-the-dbr-fi"/>Third area of contribution to the research in the field: The impact of the DBR / FI<text:bookmark-end text:name="third-area-of-contribution-to-the-research-in-the-field-the-impact-of-the-dbr-fi"/></text:h>
      <text:p text:style-name="P3">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citationID&quot;:&quot;dsgpavmn&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0MetVxU4By"/><text:span text:style-name="T7">(Engeström and Sannino, 2021)</text:span><text:reference-mark-end text:name="ZOTERO_ITEM CSL_CITATION {&quot;citationID&quot;:&quot;dsgpavmn&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0MetVxU4By"/>. As a early career research and novice I cautiously advance some observations, at times framed as questions which may be fruitful in future interaction with DBR and FI research community.</text:p>
      <text:list text:style-name="L20">
        <text:list-item>
          <text:p text:style-name="P27">How structural and permanent does transformational agency needs to be before it becomes transformational compared to a more blended view of emerging repertoires of practice?</text:p>
        </text:list-item>
        <text:list-item>
          <text:p text:style-name="P27">What are the pros and cons of the use of 360 video to capture social / cultural interactions especially in this field.</text:p>
        </text:list-item>
        <text:list-item>
          <text:p text:style-name="P27">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27">How best can socio-cultural approaches be aligned with constructionist legacy. Is my approach of x, fruitful in other areas?</text:p>
        </text:list-item>
      </text:list>
      <text:p text:style-name="First_20_paragraph">TO INTEGRATE The process of identifying and working with GDPs in this research process can be mapped as a dialectical process of moving (rising) to the concrete <text:reference-mark-start text:name="ZOTERO_ITEM CSL_CITATION {&quot;citationID&quot;:&quot;csqfryus&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ePpSoZcu5Q"/>(Sannino, 2011)<text:reference-mark-end text:name="ZOTERO_ITEM CSL_CITATION {&quot;citationID&quot;:&quot;csqfryus&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ePpSoZcu5Q"/>. It is this movement from a kernel idea into varied concrete instances that is the root of the power of the approach according to CHAT scholars. While, the varied uses as meditational strategies and their <text:soft-page-break/>integration into varied concrete forms of creative cultural and interpersonal repertoires many be particular to this setting, the germ cell concept described above is a theoretical and generalisable abstraction not particular to this context.</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1">
        <text:list-item>
          <text:p text:style-name="P28">the place of this chapter in the narrative of the thesis</text:p>
        </text:list-item>
        <text:list-item>
          <text:p text:style-name="P28">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11T15:59:54Z</meta:creation-date>
    <dc:date>2025-03-11T16:00:30.038338102</dc:date>
    <meta:editing-duration>PT31S</meta:editing-duration>
    <meta:editing-cycles>2</meta:editing-cycles>
    <meta:document-statistic meta:table-count="2" meta:image-count="0" meta:object-count="0" meta:page-count="24" meta:paragraph-count="267" meta:word-count="10424" meta:character-count="68133" meta:non-whitespace-character-count="58031"/>
    <meta:user-defined meta:name="ZOTERO_PREF_1">&lt;data data-version="3" zotero-version="7.0.13"&gt;&lt;session id="tkpJ5nEt"/&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